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2aaa"/>
    </style:style>
    <style:style style:name="P2" style:family="paragraph" style:parent-style-name="Standard">
      <style:text-properties officeooo:rsid="001cbe1e" officeooo:paragraph-rsid="001cbe1e"/>
    </style:style>
    <style:style style:name="P3" style:family="paragraph" style:parent-style-name="Standard">
      <style:text-properties officeooo:paragraph-rsid="001cbe1e"/>
    </style:style>
    <style:style style:name="P4" style:family="paragraph" style:parent-style-name="Standard">
      <style:text-properties officeooo:paragraph-rsid="001ea6df"/>
    </style:style>
    <style:style style:name="P5" style:family="paragraph" style:parent-style-name="Standard">
      <style:text-properties officeooo:rsid="001ea6df" officeooo:paragraph-rsid="001ea6df"/>
    </style:style>
    <style:style style:name="P6" style:family="paragraph" style:parent-style-name="Standard">
      <style:text-properties officeooo:paragraph-rsid="001facec"/>
    </style:style>
    <style:style style:name="T1" style:family="text">
      <style:text-properties officeooo:rsid="001cb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▪ Run the container hello-world </text:p>
      <text:p text:style-name="P2">docker run hello-world</text:p>
      <text:p text:style-name="P3">▪ Check the container status</text:p>
      <text:p text:style-name="P3"><text:span text:style-name="T1">docker ps -a</text:span> </text:p>
      <text:p text:style-name="P3">▪ Start the stopped container </text:p>
      <text:p text:style-name="P3"><text:span text:style-name="T1">docker start </text:span><text:s/>9b0dcbe5a885</text:p>
      <text:p text:style-name="P1">▪ Remove the container </text:p>
      <text:p text:style-name="P2">docker rm 9b0dcbe5a885</text:p>
      <text:p text:style-name="P1">▪ Remove the image C2 General </text:p>
      <text:p text:style-name="P2">docker rmi hello-world</text:p>
      <text:p text:style-name="P1"/>
      <text:p text:style-name="P1">Problem 2 </text:p>
      <text:p text:style-name="P1">▪ Run container centos or ubuntu in an interactive mode </text:p>
      <text:p text:style-name="P2">docker run -it ubuntu </text:p>
      <text:p text:style-name="P1">▪ Run the following command in the container “echo docker ” </text:p>
      <text:p text:style-name="P2">echo docker</text:p>
      <text:p text:style-name="P1">▪ Open a bash shell in the container and touch a file named hello-docker </text:p>
      <text:p text:style-name="P2">touch hello-docker</text:p>
      <text:p text:style-name="P1">▪ Stop the container and remove it. Write your comment about the file hello-docker </text:p>
      <text:p text:style-name="P2">the file was removed when the container removed </text:p>
      <text:p text:style-name="P1">▪ Remove all stopped containers C2 General </text:p>
      <text:p text:style-name="P1">docker container prune -f</text:p>
      <text:p text:style-name="P1">Problem 3 </text:p>
      <text:p text:style-name="P4">▪ Run a container httpd with name apache and attach a volume 2 volumes to the container </text:p>
      <text:p text:style-name="P4">▪ Volume1 for containing static html file </text:p>
      <text:p text:style-name="P4">docker run -d --name apache <text:s text:c="2"/>-v /home/ahmed/Downloads/staticWebPage.html:/usr/local/apache2/htdocs/index.html <text:s/></text:p>
      <text:p text:style-name="P1">▪ Volume2 for containing httpd configuration </text:p>
      <text:p text:style-name="P1">▪ Remove the container </text:p>
      <text:p text:style-name="P5">docker rm 9b0dcbe5a885</text:p>
      <text:p text:style-name="P1">▪ Run a new container with the following: </text:p>
      <text:p text:style-name="P1">▪ Attach the 2 volumes that was attached to the previous container </text:p>
      <text:p text:style-name="P1">▪ Map port 80 to port 9898 on you host machine </text:p>
      <text:p text:style-name="P1">docker run -d --name apache <text:s text:c="2"/>-v /home/ahmed/Downloads/staticWebPage.html:/usr/local/apache2/htdocs/index.html <text:s text:c="2"/>-p 9898:80 <text:s text:c="2"/>httpd</text:p>
      <text:p text:style-name="P1">▪ Access the html files from your browser</text:p>
      <text:p text:style-name="P1"><text:span text:style-name="T1">through </text:span><text:a xlink:type="simple" xlink:href="http://localhost:9898/" text:style-name="Internet_20_link" text:visited-style-name="Visited_20_Internet_20_Link">http://localhost:9898/</text:a></text:p>
      <text:p text:style-name="P1"/>
      <text:p text:style-name="P1"/>
      <text:p text:style-name="P6">Run the image httpd again without attaching any volumes </text:p>
      <text:p text:style-name="P6">docker run -d --name task4 -p 9797:80 <text:s text:c="2"/>httpd</text:p>
      <text:p text:style-name="P6">▪ Add html static files to the container and make sure they are accessible </text:p>
      <text:p text:style-name="P6">docker cp /home/ahmed/dcckerdir/staticWebPage.html task4:/usr/local/apache2/htdocs/</text:p>
      <text:p text:style-name="P6">▪ Commit the container with image name IMAGE_NAME </text:p>
      <text:p text:style-name="P6">docker commit apache myapache:v1</text:p>
      <text:p text:style-name="P6">▪ Create a dockerfile for the previous image and build the image from this docker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2:47:58.031713027</meta:creation-date>
    <meta:generator>LibreOffice/7.3.7.2$Linux_X86_64 LibreOffice_project/30$Build-2</meta:generator>
    <dc:date>2025-04-15T10:08:12.126232856</dc:date>
    <meta:editing-duration>PT19M32S</meta:editing-duration>
    <meta:editing-cycles>4</meta:editing-cycles>
    <meta:document-statistic meta:table-count="0" meta:image-count="0" meta:object-count="0" meta:page-count="1" meta:paragraph-count="41" meta:word-count="280" meta:character-count="1823" meta:non-whitespace-character-count="1550"/>
  </office:meta>
</office:document-meta>
</file>